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4675" officeooo:paragraph-rsid="00144675"/>
    </style:style>
    <style:style style:name="P2" style:family="paragraph" style:parent-style-name="Standard">
      <style:text-properties officeooo:rsid="00144675" officeooo:paragraph-rsid="00177fb6"/>
    </style:style>
    <style:style style:name="P3" style:family="paragraph" style:parent-style-name="Standard">
      <style:text-properties officeooo:rsid="0015e895" officeooo:paragraph-rsid="0015e895"/>
    </style:style>
    <style:style style:name="P4" style:family="paragraph" style:parent-style-name="Standard">
      <style:text-properties officeooo:paragraph-rsid="00177fb6"/>
    </style:style>
    <style:style style:name="P5" style:family="paragraph" style:parent-style-name="Standard">
      <style:text-properties officeooo:paragraph-rsid="00177fb6" fo:background-color="#ffff00"/>
    </style:style>
    <style:style style:name="T1" style:family="text">
      <style:text-properties officeooo:rsid="0015e895"/>
    </style:style>
    <style:style style:name="T2" style:family="text">
      <style:text-properties officeooo:rsid="00177fb6"/>
    </style:style>
    <style:style style:name="T3" style:family="text">
      <style:text-properties officeooo:rsid="0017cd07"/>
    </style:style>
    <style:style style:name="T4" style:family="text">
      <style:text-properties officeooo:rsid="00189767"/>
    </style:style>
    <style:style style:name="T5" style:family="text">
      <style:text-properties officeooo:rsid="001a2a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Enter one of the following or your own explanation: </text:p>
      <text:p text:style-name="P4">(1) Completed and already passed in,</text:p>
      <text:p text:style-name="P4">(2) passed in today,</text:p>
      <text:p text:style-name="P5">(3) coming sometime – <text:span text:style-name="T5">everything that isn’t otherwise stated</text:span></text:p>
      <text:p text:style-name="P4">(4) never coming,</text:p>
      <text:p text:style-name="P2">(5) we need to talk. </text:p>
      <text:p text:style-name="P1"/>
      <text:p text:style-name="P1">Week 1:</text:p>
      <text:p text:style-name="P1">1 – <text:span text:style-name="T2">A+ 1</text:span></text:p>
      <text:p text:style-name="P1">2 – <text:span text:style-name="T2">A+ 1</text:span></text:p>
      <text:p text:style-name="P1">3 – <text:span text:style-name="T2">A+ 1</text:span></text:p>
      <text:p text:style-name="P1">4 – <text:span text:style-name="T3">A+ 1</text:span></text:p>
      <text:p text:style-name="P1">Week 2:</text:p>
      <text:p text:style-name="P1">1 - <text:span text:style-name="T4">2</text:span></text:p>
      <text:p text:style-name="P1">2 - <text:span text:style-name="T4">2</text:span></text:p>
      <text:p text:style-name="P1">3 - <text:span text:style-name="T4">2</text:span></text:p>
      <text:p text:style-name="P1">Week 3:</text:p>
      <text:p text:style-name="P1">1</text:p>
      <text:p text:style-name="P1">2</text:p>
      <text:p text:style-name="P1">Week 4:</text:p>
      <text:p text:style-name="P1">1</text:p>
      <text:p text:style-name="P1">Week 5:</text:p>
      <text:p text:style-name="P1">1 – <text:span text:style-name="T2">A+ 1</text:span></text:p>
      <text:p text:style-name="P1">Week 6:</text:p>
      <text:p text:style-name="P1">1 – <text:span text:style-name="T2">A + 1</text:span></text:p>
      <text:p text:style-name="P1">Week 17:</text:p>
      <text:p text:style-name="P1">1</text:p>
      <text:p text:style-name="P1">2</text:p>
      <text:p text:style-name="P1">Week 8:</text:p>
      <text:p text:style-name="P1">1 &amp; 2</text:p>
      <text:p text:style-name="P1">Week 9: </text:p>
      <text:p text:style-name="P3">1</text:p>
      <text:p text:style-name="P1">Week 10: <text:span text:style-name="T1">catch up</text:span></text:p>
      <text:p text:style-name="P1">Week 11:</text:p>
      <text:p text:style-name="P3">1 </text:p>
      <text:p text:style-name="P1">Week 12:</text:p>
      <text:p text:style-name="P3">1</text:p>
      <text:p text:style-name="P1">Week 13:</text:p>
      <text:p text:style-name="P3">1</text:p>
      <text:p text:style-name="P1">Week 14: <text:span text:style-name="T1">fina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16:30:12.144000000</meta:creation-date>
    <dc:date>2021-12-16T01:31:00.648000000</dc:date>
    <meta:editing-duration>PT1H29M1S</meta:editing-duration>
    <meta:editing-cycles>5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39" meta:word-count="106" meta:character-count="405" meta:non-whitespace-character-count="327"/>
  </office:meta>
</office:document-meta>
</file>